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8.431cm"/>
    </style:style>
    <style:style style:name="co3" style:family="table-column">
      <style:table-column-properties fo:break-before="auto" style:column-width="2.161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0.806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3.842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rsa2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orfait dialyse</text:p>
          </table:table-cell>
          <table:table-cell office:value-type="string" calcext:value-type="string">
            <text:p>FDIAL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ZS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5"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LR125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  <table:table-cell office:value-type="float" office:value="15" calcext:value-type="float">
            <text:p>15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faisceaux</text:p>
          </table:table-cell>
          <table:table-cell office:value-type="string" calcext:value-type="string">
            <text:p>NFAI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float" office:value="211" calcext:value-type="float">
            <text:p>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Droite/Zéro</text:p>
          </table:table-cell>
          <table:table-cell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1 : oui, 2 : non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8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13:07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16T20:13:41.050000000</dc:date>
    <meta:editing-duration>PT2H26M53S</meta:editing-duration>
    <meta:editing-cycles>15</meta:editing-cycles>
    <meta:generator>LibreOffice/4.3.7.2$Windows_x86 LibreOffice_project/8a35821d8636a03b8bf4e15b48f59794652c68ba</meta:generator>
    <meta:document-statistic meta:table-count="1" meta:cell-count="534" meta:object-count="0"/>
  </office:meta>
</office:document-meta>
</file>